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46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0.74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style:font-name="Linux Libertine G" fo:font-size="20pt" style:font-size-asian="20pt" style:font-size-complex="20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Temp</text:p>
          </table:table-cell>
          <table:table-cell/>
          <table:table-cell table:style-name="ce2" office:value-type="string">
            <text:p>Bose-einstein distribution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EXP(-1.60217657E-029/(1.3806488E-023*[.A2]))" office:value-type="float" office:value="0">
            <text:p>#DIV/0!</text:p>
          </table:table-cell>
          <table:table-cell table:formula="of:=[.B2]-1" office:value-type="float" office:value="0">
            <text:p>#DIV/0!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/(EXP(-1.60217657E-029/(1.3806488E-023*[.A3])))" office:value-type="float" office:value="1.0000001160452">
            <text:p>1.000000116</text:p>
          </table:table-cell>
          <table:table-cell table:formula="of:=([.B3]-1)*1000000" office:value-type="float" office:value="0.116045200115877">
            <text:p>0.116045200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/(EXP(-1.60217657E-029/(1.3806488E-023*[.A4])))" office:value-type="float" office:value="1.0000000580226">
            <text:p>1.000000058</text:p>
          </table:table-cell>
          <table:table-cell table:formula="of:=([.B4]-1)*1000000" office:value-type="float" office:value="0.0580225985036265">
            <text:p>0.058022598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/(EXP(-1.60217657E-029/(1.3806488E-023*[.A5])))" office:value-type="float" office:value="1.00000003868173">
            <text:p>1.0000000387</text:p>
          </table:table-cell>
          <table:table-cell table:formula="of:=([.B5]-1)*1000000" office:value-type="float" office:value="0.0386817318176469">
            <text:p>0.038681731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/(EXP(-1.60217657E-029/(1.3806488E-023*[.A6])))" office:value-type="float" office:value="1.0000000290113">
            <text:p>1.000000029</text:p>
          </table:table-cell>
          <table:table-cell table:formula="of:=([.B6]-1)*1000000" office:value-type="float" office:value="0.0290112986967017">
            <text:p>0.029011298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/(EXP(-1.60217657E-029/(1.3806488E-023*[.A7])))" office:value-type="float" office:value="1.00000002320904">
            <text:p>1.0000000232</text:p>
          </table:table-cell>
          <table:table-cell table:formula="of:=([.B7]-1)*1000000" office:value-type="float" office:value="0.0232090389129524">
            <text:p>0.023209038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/(EXP(-1.60217657E-029/(1.3806488E-023*[.A8])))" office:value-type="float" office:value="1.00000001934087">
            <text:p>1.0000000193</text:p>
          </table:table-cell>
          <table:table-cell table:formula="of:=([.B8]-1)*1000000" office:value-type="float" office:value="0.0193408657978011">
            <text:p>0.019340865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/(EXP(-1.60217657E-029/(1.3806488E-023*[.A9])))" office:value-type="float" office:value="1.00000001657788">
            <text:p>1.0000000166</text:p>
          </table:table-cell>
          <table:table-cell table:formula="of:=([.B9]-1)*1000000" office:value-type="float" office:value="0.0165778848426612">
            <text:p>0.016577884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/(EXP(-1.60217657E-029/(1.3806488E-023*[.A10])))" office:value-type="float" office:value="1.00000001450565">
            <text:p>1.0000000145</text:p>
          </table:table-cell>
          <table:table-cell table:formula="of:=([.B10]-1)*1000000" office:value-type="float" office:value="0.0145056491263063">
            <text:p>0.014505649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1/(EXP(-1.60217657E-029/(1.3806488E-023*[.A11])))" office:value-type="float" office:value="1.00000001289391">
            <text:p>1.0000000129</text:p>
          </table:table-cell>
          <table:table-cell table:formula="of:=([.B11]-1)*1000000" office:value-type="float" office:value="0.0128939103838377">
            <text:p>0.012893910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formula="of:=1/(EXP(-1.60217657E-029/(1.3806488E-023*[.A12])))" office:value-type="float" office:value="1.00000001160452">
            <text:p>1.0000000116</text:p>
          </table:table-cell>
          <table:table-cell table:formula="of:=([.B12]-1)*1000000" office:value-type="float" office:value="0.0116045193454539">
            <text:p>0.011604519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table:formula="of:=1/(EXP(-1.60217657E-029/(1.3806488E-023*[.A13])))" office:value-type="float" office:value="1.00000001054956">
            <text:p>1.0000000105</text:p>
          </table:table-cell>
          <table:table-cell table:formula="of:=([.B13]-1)*1000000" office:value-type="float" office:value="0.0105495632229946">
            <text:p>0.010549563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formula="of:=1/(EXP(-1.60217657E-029/(1.3806488E-023*[.A14])))" office:value-type="float" office:value="1.00000000967043">
            <text:p>1.0000000097</text:p>
          </table:table-cell>
          <table:table-cell table:formula="of:=([.B14]-1)*1000000" office:value-type="float" office:value="0.00967043289890057">
            <text:p>0.009670432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table:formula="of:=1/(EXP(-1.60217657E-029/(1.3806488E-023*[.A15])))" office:value-type="float" office:value="1.00000000892655">
            <text:p>1.0000000089</text:p>
          </table:table-cell>
          <table:table-cell table:formula="of:=([.B15]-1)*1000000" office:value-type="float" office:value="0.00892655327433545">
            <text:p>0.008926553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formula="of:=1/(EXP(-1.60217657E-029/(1.3806488E-023*[.A16])))" office:value-type="float" office:value="1.00000000828894">
            <text:p>1.0000000083</text:p>
          </table:table-cell>
          <table:table-cell table:formula="of:=([.B16]-1)*1000000" office:value-type="float" office:value="0.0082889424213306">
            <text:p>0.008288942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table:formula="of:=1/(EXP(-1.60217657E-029/(1.3806488E-023*[.A17])))" office:value-type="float" office:value="1.00000000773635">
            <text:p>1.0000000077</text:p>
          </table:table-cell>
          <table:table-cell table:formula="of:=([.B17]-1)*1000000" office:value-type="float" office:value="0.00773634623030262">
            <text:p>0.007736346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1/(EXP(-1.60217657E-029/(1.3806488E-023*[.A18])))" office:value-type="float" office:value="1.00000000725282">
            <text:p>1.0000000073</text:p>
          </table:table-cell>
          <table:table-cell table:formula="of:=([.B18]-1)*1000000" office:value-type="float" office:value="0.00725282456315313">
            <text:p>0.0072528246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1/(EXP(-1.60217657E-029/(1.3806488E-023*[.A19])))" office:value-type="float" office:value="1.00000000682619">
            <text:p>1.0000000068</text:p>
          </table:table-cell>
          <table:table-cell table:formula="of:=([.B19]-1)*1000000" office:value-type="float" office:value="0.00682618783720557">
            <text:p>0.006826187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formula="of:=1/(EXP(-1.60217657E-029/(1.3806488E-023*[.A20])))" office:value-type="float" office:value="1.00000000644696">
            <text:p>1.0000000064</text:p>
          </table:table-cell>
          <table:table-cell table:formula="of:=([.B20]-1)*1000000" office:value-type="float" office:value="0.00644695519191885">
            <text:p>0.0064469552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formula="of:=1/(EXP(-1.60217657E-029/(1.3806488E-023*[.A21])))" office:value-type="float" office:value="1.00000000610764">
            <text:p>1.0000000061</text:p>
          </table:table-cell>
          <table:table-cell table:formula="of:=([.B21]-1)*1000000" office:value-type="float" office:value="0.00610764172570555">
            <text:p>0.006107641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formula="of:=1/(EXP(-1.60217657E-029/(1.3806488E-023*[.A22])))" office:value-type="float" office:value="1.00000000580226">
            <text:p>1.0000000058</text:p>
          </table:table-cell>
          <table:table-cell table:formula="of:=([.B22]-1)*1000000" office:value-type="float" office:value="0.00580225978374926">
            <text:p>0.005802259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formula="of:=1/(EXP(-1.60217657E-029/(1.3806488E-023*[.A23])))" office:value-type="float" office:value="1.00000000552596">
            <text:p>1.0000000055</text:p>
          </table:table-cell>
          <table:table-cell table:formula="of:=([.B23]-1)*1000000" office:value-type="float" office:value="0.00552596168823527">
            <text:p>0.005525961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formula="of:=1/(EXP(-1.60217657E-029/(1.3806488E-023*[.A24])))" office:value-type="float" office:value="1.00000000527478">
            <text:p>1.0000000053</text:p>
          </table:table-cell>
          <table:table-cell table:formula="of:=([.B24]-1)*1000000" office:value-type="float" office:value="0.005274781500475">
            <text:p>0.0052747815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table:formula="of:=1/(EXP(-1.60217657E-029/(1.3806488E-023*[.A25])))" office:value-type="float" office:value="1.00000000504544">
            <text:p>1.000000005</text:p>
          </table:table-cell>
          <table:table-cell table:formula="of:=([.B25]-1)*1000000" office:value-type="float" office:value="0.00504544317436739">
            <text:p>0.005045443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formula="of:=1/(EXP(-1.60217657E-029/(1.3806488E-023*[.A26])))" office:value-type="float" office:value="1.00000000483522">
            <text:p>1.0000000048</text:p>
          </table:table-cell>
          <table:table-cell table:formula="of:=([.B26]-1)*1000000" office:value-type="float" office:value="0.00483521644945029">
            <text:p>0.0048352164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table:formula="of:=1/(EXP(-1.60217657E-029/(1.3806488E-023*[.A27])))" office:value-type="float" office:value="1.00000000464181">
            <text:p>1.0000000046</text:p>
          </table:table-cell>
          <table:table-cell table:formula="of:=([.B27]-1)*1000000" office:value-type="float" office:value="0.00464180782699941">
            <text:p>0.0046418078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formula="of:=1/(EXP(-1.60217657E-029/(1.3806488E-023*[.A28])))" office:value-type="float" office:value="1.00000000446328">
            <text:p>1.0000000045</text:p>
          </table:table-cell>
          <table:table-cell table:formula="of:=([.B28]-1)*1000000" office:value-type="float" office:value="0.00446327663716772">
            <text:p>0.0044632766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table:formula="of:=1/(EXP(-1.60217657E-029/(1.3806488E-023*[.A29])))" office:value-type="float" office:value="1.00000000429797">
            <text:p>1.0000000043</text:p>
          </table:table-cell>
          <table:table-cell table:formula="of:=([.B29]-1)*1000000" office:value-type="float" office:value="0.00429797020196077">
            <text:p>0.0042979702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formula="of:=1/(EXP(-1.60217657E-029/(1.3806488E-023*[.A30])))" office:value-type="float" office:value="1.00000000414447">
            <text:p>1.0000000041</text:p>
          </table:table-cell>
          <table:table-cell table:formula="of:=([.B30]-1)*1000000" office:value-type="float" office:value="0.0041444712106653">
            <text:p>0.0041444712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table:formula="of:=1/(EXP(-1.60217657E-029/(1.3806488E-023*[.A31])))" office:value-type="float" office:value="1.00000000400156">
            <text:p>1.000000004</text:p>
          </table:table-cell>
          <table:table-cell table:formula="of:=([.B31]-1)*1000000" office:value-type="float" office:value="0.00400155841795424">
            <text:p>0.0040015584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table:formula="of:=1/(EXP(-1.60217657E-029/(1.3806488E-023*[.A32])))" office:value-type="float" office:value="1.00000000386817">
            <text:p>1.0000000039</text:p>
          </table:table-cell>
          <table:table-cell table:formula="of:=([.B32]-1)*1000000" office:value-type="float" office:value="0.00386817311515131">
            <text:p>0.0038681731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table:formula="of:=1/(EXP(-1.60217657E-029/(1.3806488E-023*[.A33])))" office:value-type="float" office:value="1.00000000374339">
            <text:p>1.0000000037</text:p>
          </table:table-cell>
          <table:table-cell table:formula="of:=([.B33]-1)*1000000" office:value-type="float" office:value="0.00374339337305685">
            <text:p>0.0037433934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table:formula="of:=1/(EXP(-1.60217657E-029/(1.3806488E-023*[.A34])))" office:value-type="float" office:value="1.00000000362641">
            <text:p>1.0000000036</text:p>
          </table:table-cell>
          <table:table-cell table:formula="of:=([.B34]-1)*1000000" office:value-type="float" office:value="0.00362641228157656">
            <text:p>0.0036264123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table:formula="of:=1/(EXP(-1.60217657E-029/(1.3806488E-023*[.A35])))" office:value-type="float" office:value="1.00000000351652">
            <text:p>1.0000000035</text:p>
          </table:table-cell>
          <table:table-cell table:formula="of:=([.B35]-1)*1000000" office:value-type="float" office:value="0.00351652107433154">
            <text:p>0.0035165211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table:formula="of:=1/(EXP(-1.60217657E-029/(1.3806488E-023*[.A36])))" office:value-type="float" office:value="1.00000000341309">
            <text:p>1.0000000034</text:p>
          </table:table-cell>
          <table:table-cell table:formula="of:=([.B36]-1)*1000000" office:value-type="float" office:value="0.00341309402962509">
            <text:p>0.003413094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table:formula="of:=1/(EXP(-1.60217657E-029/(1.3806488E-023*[.A37])))" office:value-type="float" office:value="1.00000000331558">
            <text:p>1.0000000033</text:p>
          </table:table-cell>
          <table:table-cell table:formula="of:=([.B37]-1)*1000000" office:value-type="float" office:value="0.00331557692412332">
            <text:p>0.0033155769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table:formula="of:=1/(EXP(-1.60217657E-029/(1.3806488E-023*[.A38])))" office:value-type="float" office:value="1.00000000322348">
            <text:p>1.0000000032</text:p>
          </table:table-cell>
          <table:table-cell table:formula="of:=([.B38]-1)*1000000" office:value-type="float" office:value="0.00322347770698173">
            <text:p>0.0032234777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table:formula="of:=1/(EXP(-1.60217657E-029/(1.3806488E-023*[.A39])))" office:value-type="float" office:value="1.00000000313636">
            <text:p>1.0000000031</text:p>
          </table:table-cell>
          <table:table-cell table:formula="of:=([.B39]-1)*1000000" office:value-type="float" office:value="0.00313635672988255">
            <text:p>0.0031363567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table:formula="of:=1/(EXP(-1.60217657E-029/(1.3806488E-023*[.A40])))" office:value-type="float" office:value="1.00000000305382">
            <text:p>1.0000000031</text:p>
          </table:table-cell>
          <table:table-cell table:formula="of:=([.B40]-1)*1000000" office:value-type="float" office:value="0.00305382097387508">
            <text:p>0.003053821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table:formula="of:=1/(EXP(-1.60217657E-029/(1.3806488E-023*[.A41])))" office:value-type="float" office:value="1.00000000297552">
            <text:p>1.000000003</text:p>
          </table:table-cell>
          <table:table-cell table:formula="of:=([.B41]-1)*1000000" office:value-type="float" office:value="0.00297551783212668">
            <text:p>0.002975517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table:formula="of:=1/(EXP(-1.60217657E-029/(1.3806488E-023*[.A42])))" office:value-type="float" office:value="1.00000000290113">
            <text:p>1.0000000029</text:p>
          </table:table-cell>
          <table:table-cell table:formula="of:=([.B42]-1)*1000000" office:value-type="float" office:value="0.00290112978085233">
            <text:p>0.0029011298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table:formula="of:=1/(EXP(-1.60217657E-029/(1.3806488E-023*[.A43])))" office:value-type="float" office:value="1.00000000283037">
            <text:p>1.0000000028</text:p>
          </table:table-cell>
          <table:table-cell table:formula="of:=([.B43]-1)*1000000" office:value-type="float" office:value="0.00283037060455626">
            <text:p>0.0028303706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table:formula="of:=1/(EXP(-1.60217657E-029/(1.3806488E-023*[.A44])))" office:value-type="float" office:value="1.00000000276298">
            <text:p>1.0000000028</text:p>
          </table:table-cell>
          <table:table-cell table:formula="of:=([.B44]-1)*1000000" office:value-type="float" office:value="0.00276298095513994">
            <text:p>0.002762981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table:formula="of:=1/(EXP(-1.60217657E-029/(1.3806488E-023*[.A45])))" office:value-type="float" office:value="1.00000000269873">
            <text:p>1.0000000027</text:p>
          </table:table-cell>
          <table:table-cell table:formula="of:=([.B45]-1)*1000000" office:value-type="float" office:value="0.00269872546532213">
            <text:p>0.0026987255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table:formula="of:=1/(EXP(-1.60217657E-029/(1.3806488E-023*[.A46])))" office:value-type="float" office:value="1.00000000263739">
            <text:p>1.0000000026</text:p>
          </table:table-cell>
          <table:table-cell table:formula="of:=([.B46]-1)*1000000" office:value-type="float" office:value="0.0026373907502375">
            <text:p>0.0026373908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table:formula="of:=1/(EXP(-1.60217657E-029/(1.3806488E-023*[.A47])))" office:value-type="float" office:value="1.00000000257878">
            <text:p>1.0000000026</text:p>
          </table:table-cell>
          <table:table-cell table:formula="of:=([.B47]-1)*1000000" office:value-type="float" office:value="0.00257878207676754">
            <text:p>0.0025787821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table:formula="of:=1/(EXP(-1.60217657E-029/(1.3806488E-023*[.A48])))" office:value-type="float" office:value="1.00000000252272">
            <text:p>1.0000000025</text:p>
          </table:table-cell>
          <table:table-cell table:formula="of:=([.B48]-1)*1000000" office:value-type="float" office:value="0.0025227215871837">
            <text:p>0.0025227216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table:formula="of:=1/(EXP(-1.60217657E-029/(1.3806488E-023*[.A49])))" office:value-type="float" office:value="1.00000000246905">
            <text:p>1.0000000025</text:p>
          </table:table-cell>
          <table:table-cell table:formula="of:=([.B49]-1)*1000000" office:value-type="float" office:value="0.00246904674483517">
            <text:p>0.0024690467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table:formula="of:=1/(EXP(-1.60217657E-029/(1.3806488E-023*[.A50])))" office:value-type="float" office:value="1.00000000241761">
            <text:p>1.0000000024</text:p>
          </table:table-cell>
          <table:table-cell table:formula="of:=([.B50]-1)*1000000" office:value-type="float" office:value="0.00241760833574745">
            <text:p>0.0024176083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table:formula="of:=1/(EXP(-1.60217657E-029/(1.3806488E-023*[.A51])))" office:value-type="float" office:value="1.00000000236827">
            <text:p>1.0000000024</text:p>
          </table:table-cell>
          <table:table-cell table:formula="of:=([.B51]-1)*1000000" office:value-type="float" office:value="0.00236826935839929">
            <text:p>0.0023682694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formula="of:=1/(EXP(-1.60217657E-029/(1.3806488E-023*[.A52])))" office:value-type="float" office:value="1.0000000023209">
            <text:p>1.0000000023</text:p>
          </table:table-cell>
          <table:table-cell table:formula="of:=([.B52]-1)*1000000" office:value-type="float" office:value="0.00232090391349971">
            <text:p>0.0023209039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table:formula="of:=1/(EXP(-1.60217657E-029/(1.3806488E-023*[.A53])))" office:value-type="float" office:value="1.0000000022754">
            <text:p>1.0000000023</text:p>
          </table:table-cell>
          <table:table-cell table:formula="of:=([.B53]-1)*1000000" office:value-type="float" office:value="0.00227539609376493">
            <text:p>0.0022753961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table:formula="of:=1/(EXP(-1.60217657E-029/(1.3806488E-023*[.A54])))" office:value-type="float" office:value="1.00000000223164">
            <text:p>1.0000000022</text:p>
          </table:table-cell>
          <table:table-cell table:formula="of:=([.B54]-1)*1000000" office:value-type="float" office:value="0.00223163842960616">
            <text:p>0.0022316384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table:formula="of:=1/(EXP(-1.60217657E-029/(1.3806488E-023*[.A55])))" office:value-type="float" office:value="1.00000000218953">
            <text:p>1.0000000022</text:p>
          </table:table-cell>
          <table:table-cell table:formula="of:=([.B55]-1)*1000000" office:value-type="float" office:value="0.00218953211117423">
            <text:p>0.0021895321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table:formula="of:=1/(EXP(-1.60217657E-029/(1.3806488E-023*[.A56])))" office:value-type="float" office:value="1.00000000214899">
            <text:p>1.0000000021</text:p>
          </table:table-cell>
          <table:table-cell table:formula="of:=([.B56]-1)*1000000" office:value-type="float" office:value="0.00214898521200269">
            <text:p>0.0021489852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table:formula="of:=1/(EXP(-1.60217657E-029/(1.3806488E-023*[.A57])))" office:value-type="float" office:value="1.00000000210991">
            <text:p>1.0000000021</text:p>
          </table:table-cell>
          <table:table-cell table:formula="of:=([.B57]-1)*1000000" office:value-type="float" office:value="0.00210991268900784">
            <text:p>0.0021099127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table:formula="of:=1/(EXP(-1.60217657E-029/(1.3806488E-023*[.A58])))" office:value-type="float" office:value="1.00000000207224">
            <text:p>1.0000000021</text:p>
          </table:table-cell>
          <table:table-cell table:formula="of:=([.B58]-1)*1000000" office:value-type="float" office:value="0.00207223571635495">
            <text:p>0.0020722357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table:formula="of:=1/(EXP(-1.60217657E-029/(1.3806488E-023*[.A59])))" office:value-type="float" office:value="1.00000000203588">
            <text:p>1.000000002</text:p>
          </table:table-cell>
          <table:table-cell table:formula="of:=([.B59]-1)*1000000" office:value-type="float" office:value="0.00203588057523518">
            <text:p>0.0020358806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table:formula="of:=1/(EXP(-1.60217657E-029/(1.3806488E-023*[.A60])))" office:value-type="float" office:value="1.00000000200078">
            <text:p>1.000000002</text:p>
          </table:table-cell>
          <table:table-cell table:formula="of:=([.B60]-1)*1000000" office:value-type="float" office:value="0.00200077931999942">
            <text:p>0.0020007793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table:formula="of:=1/(EXP(-1.60217657E-029/(1.3806488E-023*[.A61])))" office:value-type="float" office:value="1.00000000196687">
            <text:p>1.000000002</text:p>
          </table:table-cell>
          <table:table-cell table:formula="of:=([.B61]-1)*1000000" office:value-type="float" office:value="0.00196686777975685">
            <text:p>0.0019668678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table:formula="of:=1/(EXP(-1.60217657E-029/(1.3806488E-023*[.A62])))" office:value-type="float" office:value="1.00000000193409">
            <text:p>1.0000000019</text:p>
          </table:table-cell>
          <table:table-cell table:formula="of:=([.B62]-1)*1000000" office:value-type="float" office:value="0.00193408666859796">
            <text:p>0.0019340867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table:formula="of:=1/(EXP(-1.60217657E-029/(1.3806488E-023*[.A63])))" office:value-type="float" office:value="1.00000000190238">
            <text:p>1.0000000019</text:p>
          </table:table-cell>
          <table:table-cell table:formula="of:=([.B63]-1)*1000000" office:value-type="float" office:value="0.0019023802533269">
            <text:p>0.0019023803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table:formula="of:=1/(EXP(-1.60217657E-029/(1.3806488E-023*[.A64])))" office:value-type="float" office:value="1.0000000018717">
            <text:p>1.0000000019</text:p>
          </table:table-cell>
          <table:table-cell table:formula="of:=([.B64]-1)*1000000" office:value-type="float" office:value="0.00187169679755073">
            <text:p>0.0018716968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table:formula="of:=1/(EXP(-1.60217657E-029/(1.3806488E-023*[.A65])))" office:value-type="float" office:value="1.00000000184199">
            <text:p>1.0000000018</text:p>
          </table:table-cell>
          <table:table-cell table:formula="of:=([.B65]-1)*1000000" office:value-type="float" office:value="0.00184198722941176">
            <text:p>0.0018419872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table:formula="of:=1/(EXP(-1.60217657E-029/(1.3806488E-023*[.A66])))" office:value-type="float" office:value="1.00000000181321">
            <text:p>1.0000000018</text:p>
          </table:table-cell>
          <table:table-cell table:formula="of:=([.B66]-1)*1000000" office:value-type="float" office:value="0.00181320625181058">
            <text:p>0.0018132063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table:formula="of:=1/(EXP(-1.60217657E-029/(1.3806488E-023*[.A67])))" office:value-type="float" office:value="1.00000000178531">
            <text:p>1.0000000018</text:p>
          </table:table-cell>
          <table:table-cell table:formula="of:=([.B67]-1)*1000000" office:value-type="float" office:value="0.00178531078809385">
            <text:p>0.0017853108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table:formula="of:=1/(EXP(-1.60217657E-029/(1.3806488E-023*[.A68])))" office:value-type="float" office:value="1.00000000175826">
            <text:p>1.0000000018</text:p>
          </table:table-cell>
          <table:table-cell table:formula="of:=([.B68]-1)*1000000" office:value-type="float" office:value="0.00175826064818807">
            <text:p>0.0017582606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table:formula="of:=1/(EXP(-1.60217657E-029/(1.3806488E-023*[.A69])))" office:value-type="float" office:value="1.00000000173202">
            <text:p>1.0000000017</text:p>
          </table:table-cell>
          <table:table-cell table:formula="of:=([.B69]-1)*1000000" office:value-type="float" office:value="0.0017320178624658">
            <text:p>0.0017320179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table:formula="of:=1/(EXP(-1.60217657E-029/(1.3806488E-023*[.A70])))" office:value-type="float" office:value="1.00000000170655">
            <text:p>1.0000000017</text:p>
          </table:table-cell>
          <table:table-cell table:formula="of:=([.B70]-1)*1000000" office:value-type="float" office:value="0.00170654712583485">
            <text:p>0.0017065471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table:formula="of:=1/(EXP(-1.60217657E-029/(1.3806488E-023*[.A71])))" office:value-type="float" office:value="1.00000000168181">
            <text:p>1.0000000017</text:p>
          </table:table-cell>
          <table:table-cell table:formula="of:=([.B71]-1)*1000000" office:value-type="float" office:value="0.00168181446547067">
            <text:p>0.001681814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table:formula="of:=1/(EXP(-1.60217657E-029/(1.3806488E-023*[.A72])))" office:value-type="float" office:value="1.00000000165779">
            <text:p>1.0000000017</text:p>
          </table:table-cell>
          <table:table-cell table:formula="of:=([.B72]-1)*1000000" office:value-type="float" office:value="0.00165778857308396">
            <text:p>0.0016577886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table:formula="of:=1/(EXP(-1.60217657E-029/(1.3806488E-023*[.A73])))" office:value-type="float" office:value="1.00000000163444">
            <text:p>1.0000000016</text:p>
          </table:table-cell>
          <table:table-cell table:formula="of:=([.B73]-1)*1000000" office:value-type="float" office:value="0.00163443947265307">
            <text:p>0.0016344395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table:formula="of:=1/(EXP(-1.60217657E-029/(1.3806488E-023*[.A74])))" office:value-type="float" office:value="1.00000000161174">
            <text:p>1.0000000016</text:p>
          </table:table-cell>
          <table:table-cell table:formula="of:=([.B74]-1)*1000000" office:value-type="float" office:value="0.00161173874246856">
            <text:p>0.0016117387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table:formula="of:=1/(EXP(-1.60217657E-029/(1.3806488E-023*[.A75])))" office:value-type="float" office:value="1.00000000158966">
            <text:p>1.0000000016</text:p>
          </table:table-cell>
          <table:table-cell table:formula="of:=([.B75]-1)*1000000" office:value-type="float" office:value="0.00158966018126705">
            <text:p>0.0015896602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table:formula="of:=1/(EXP(-1.60217657E-029/(1.3806488E-023*[.A76])))" office:value-type="float" office:value="1.00000000156818">
            <text:p>1.0000000016</text:p>
          </table:table-cell>
          <table:table-cell table:formula="of:=([.B76]-1)*1000000" office:value-type="float" office:value="0.00156817825391897">
            <text:p>0.0015681783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table:formula="of:=1/(EXP(-1.60217657E-029/(1.3806488E-023*[.A77])))" office:value-type="float" office:value="1.00000000154727">
            <text:p>1.0000000015</text:p>
          </table:table-cell>
          <table:table-cell table:formula="of:=([.B77]-1)*1000000" office:value-type="float" office:value="0.0015472692016516">
            <text:p>0.0015472692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table:formula="of:=1/(EXP(-1.60217657E-029/(1.3806488E-023*[.A78])))" office:value-type="float" office:value="1.00000000152691">
            <text:p>1.0000000015</text:p>
          </table:table-cell>
          <table:table-cell table:formula="of:=([.B78]-1)*1000000" office:value-type="float" office:value="0.00152691059795984">
            <text:p>0.0015269106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table:formula="of:=1/(EXP(-1.60217657E-029/(1.3806488E-023*[.A79])))" office:value-type="float" office:value="1.00000000150708">
            <text:p>1.0000000015</text:p>
          </table:table-cell>
          <table:table-cell table:formula="of:=([.B79]-1)*1000000" office:value-type="float" office:value="0.0015070804604278">
            <text:p>0.0015070805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table:formula="of:=1/(EXP(-1.60217657E-029/(1.3806488E-023*[.A80])))" office:value-type="float" office:value="1.00000000148776">
            <text:p>1.0000000015</text:p>
          </table:table-cell>
          <table:table-cell table:formula="of:=([.B80]-1)*1000000" office:value-type="float" office:value="0.00148775902708564">
            <text:p>0.001487759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table:formula="of:=1/(EXP(-1.60217657E-029/(1.3806488E-023*[.A81])))" office:value-type="float" office:value="1.00000000146893">
            <text:p>1.0000000015</text:p>
          </table:table-cell>
          <table:table-cell table:formula="of:=([.B81]-1)*1000000" office:value-type="float" office:value="0.00146892653596353">
            <text:p>0.0014689265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table:formula="of:=1/(EXP(-1.60217657E-029/(1.3806488E-023*[.A82])))" office:value-type="float" office:value="1.00000000145057">
            <text:p>1.0000000015</text:p>
          </table:table-cell>
          <table:table-cell table:formula="of:=([.B82]-1)*1000000" office:value-type="float" office:value="0.00145056500144847">
            <text:p>0.001450565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table:formula="of:=1/(EXP(-1.60217657E-029/(1.3806488E-023*[.A83])))" office:value-type="float" office:value="1.00000000143266">
            <text:p>1.0000000014</text:p>
          </table:table-cell>
          <table:table-cell table:formula="of:=([.B83]-1)*1000000" office:value-type="float" office:value="0.00143265665997205">
            <text:p>0.0014326567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table:formula="of:=1/(EXP(-1.60217657E-029/(1.3806488E-023*[.A84])))" office:value-type="float" office:value="1.00000000141519">
            <text:p>1.0000000014</text:p>
          </table:table-cell>
          <table:table-cell table:formula="of:=([.B84]-1)*1000000" office:value-type="float" office:value="0.00141518530227813">
            <text:p>0.0014151853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table:formula="of:=1/(EXP(-1.60217657E-029/(1.3806488E-023*[.A85])))" office:value-type="float" office:value="1.00000000139814">
            <text:p>1.0000000014</text:p>
          </table:table-cell>
          <table:table-cell table:formula="of:=([.B85]-1)*1000000" office:value-type="float" office:value="0.00139813494115515">
            <text:p>0.0013981349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table:formula="of:=1/(EXP(-1.60217657E-029/(1.3806488E-023*[.A86])))" office:value-type="float" office:value="1.00000000138149">
            <text:p>1.0000000014</text:p>
          </table:table-cell>
          <table:table-cell table:formula="of:=([.B86]-1)*1000000" office:value-type="float" office:value="0.00138149047756997">
            <text:p>0.0013814905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table:formula="of:=1/(EXP(-1.60217657E-029/(1.3806488E-023*[.A87])))" office:value-type="float" office:value="1.00000000136524">
            <text:p>1.0000000014</text:p>
          </table:table-cell>
          <table:table-cell table:formula="of:=([.B87]-1)*1000000" office:value-type="float" office:value="0.00136523770066788">
            <text:p>0.0013652377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table:formula="of:=1/(EXP(-1.60217657E-029/(1.3806488E-023*[.A88])))" office:value-type="float" office:value="1.00000000134936">
            <text:p>1.0000000013</text:p>
          </table:table-cell>
          <table:table-cell table:formula="of:=([.B88]-1)*1000000" office:value-type="float" office:value="0.00134936284368337">
            <text:p>0.0013493628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table:formula="of:=1/(EXP(-1.60217657E-029/(1.3806488E-023*[.A89])))" office:value-type="float" office:value="1.00000000133385">
            <text:p>1.0000000013</text:p>
          </table:table-cell>
          <table:table-cell table:formula="of:=([.B89]-1)*1000000" office:value-type="float" office:value="0.00133385280598475">
            <text:p>0.0013338528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table:formula="of:=1/(EXP(-1.60217657E-029/(1.3806488E-023*[.A90])))" office:value-type="float" office:value="1.0000000013187">
            <text:p>1.0000000013</text:p>
          </table:table-cell>
          <table:table-cell table:formula="of:=([.B90]-1)*1000000" office:value-type="float" office:value="0.00131869537511875">
            <text:p>0.0013186954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table:formula="of:=1/(EXP(-1.60217657E-029/(1.3806488E-023*[.A91])))" office:value-type="float" office:value="1.00000000130388">
            <text:p>1.0000000013</text:p>
          </table:table-cell>
          <table:table-cell table:formula="of:=([.B91]-1)*1000000" office:value-type="float" office:value="0.00130387856067671">
            <text:p>0.0013038786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table:formula="of:=1/(EXP(-1.60217657E-029/(1.3806488E-023*[.A92])))" office:value-type="float" office:value="1.00000000128939">
            <text:p>1.0000000013</text:p>
          </table:table-cell>
          <table:table-cell table:formula="of:=([.B92]-1)*1000000" office:value-type="float" office:value="0.00128939103838377">
            <text:p>0.001289391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table:formula="of:=1/(EXP(-1.60217657E-029/(1.3806488E-023*[.A93])))" office:value-type="float" office:value="1.00000000127522">
            <text:p>1.0000000013</text:p>
          </table:table-cell>
          <table:table-cell table:formula="of:=([.B93]-1)*1000000" office:value-type="float" office:value="0.00127522192805429">
            <text:p>0.0012752219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table:formula="of:=1/(EXP(-1.60217657E-029/(1.3806488E-023*[.A94])))" office:value-type="float" office:value="1.00000000126136">
            <text:p>1.0000000013</text:p>
          </table:table-cell>
          <table:table-cell table:formula="of:=([.B94]-1)*1000000" office:value-type="float" office:value="0.00126136079359185">
            <text:p>0.0012613608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table:formula="of:=1/(EXP(-1.60217657E-029/(1.3806488E-023*[.A95])))" office:value-type="float" office:value="1.0000000012478">
            <text:p>1.0000000012</text:p>
          </table:table-cell>
          <table:table-cell table:formula="of:=([.B95]-1)*1000000" office:value-type="float" office:value="0.00124779786503382">
            <text:p>0.0012477979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table:formula="of:=1/(EXP(-1.60217657E-029/(1.3806488E-023*[.A96])))" office:value-type="float" office:value="1.00000000123452">
            <text:p>1.0000000012</text:p>
          </table:table-cell>
          <table:table-cell table:formula="of:=([.B96]-1)*1000000" office:value-type="float" office:value="0.00123452337241758">
            <text:p>0.0012345234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table:formula="of:=1/(EXP(-1.60217657E-029/(1.3806488E-023*[.A97])))" office:value-type="float" office:value="1.00000000122153">
            <text:p>1.0000000012</text:p>
          </table:table-cell>
          <table:table-cell table:formula="of:=([.B97]-1)*1000000" office:value-type="float" office:value="0.00122152843395895">
            <text:p>0.0012215284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table:formula="of:=1/(EXP(-1.60217657E-029/(1.3806488E-023*[.A98])))" office:value-type="float" office:value="1.0000000012088">
            <text:p>1.0000000012</text:p>
          </table:table-cell>
          <table:table-cell table:formula="of:=([.B98]-1)*1000000" office:value-type="float" office:value="0.00120880416787372">
            <text:p>0.0012088042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table:formula="of:=1/(EXP(-1.60217657E-029/(1.3806488E-023*[.A99])))" office:value-type="float" office:value="1.00000000119634">
            <text:p>1.0000000012</text:p>
          </table:table-cell>
          <table:table-cell table:formula="of:=([.B99]-1)*1000000" office:value-type="float" office:value="0.00119634235851152">
            <text:p>0.0011963424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table:formula="of:=1/(EXP(-1.60217657E-029/(1.3806488E-023*[.A100])))" office:value-type="float" office:value="1.00000000118413">
            <text:p>1.0000000012</text:p>
          </table:table-cell>
          <table:table-cell table:formula="of:=([.B100]-1)*1000000" office:value-type="float" office:value="0.00118413479022195">
            <text:p>0.0011841348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table:formula="of:=1/(EXP(-1.60217657E-029/(1.3806488E-023*[.A101])))" office:value-type="float" office:value="1.00000000117217">
            <text:p>1.0000000012</text:p>
          </table:table-cell>
          <table:table-cell table:formula="of:=([.B101]-1)*1000000" office:value-type="float" office:value="0.00117217369144385">
            <text:p>0.0011721737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table:formula="of:=1/(EXP(-1.60217657E-029/(1.3806488E-023*[.A102])))" office:value-type="float" office:value="1.00000000116045">
            <text:p>1.0000000012</text:p>
          </table:table-cell>
          <table:table-cell table:formula="of:=([.B102]-1)*1000000" office:value-type="float" office:value="0.00116045195674985">
            <text:p>0.001160452</text:p>
          </table:table-cell>
          <table:table-cell/>
        </table:table-row>
        <table:table-row table:style-name="ro1" table:number-rows-repeated="10484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shapes>
          <draw:frame draw:z-index="0" draw:style-name="gr1" svg:width="15.999cm" svg:height="8.999cm" svg:x="0.001cm" svg:y="0.001cm">
            <draw:object draw:notify-on-update-of-ranges="Sheet1.A3:Sheet1.A102 Sheet1.B2:Sheet1.B2 Sheet1.C3:Sheet1.C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Default"/>
        <table:table-row table:style-name="ro1" table:number-rows-repeated="19">
          <table:table-cell table:number-columns-repeated="2"/>
        </table:table-row>
        <table:table-row table:style-name="ro2">
          <table:table-cell/>
          <table:table-cell table:style-name="ce3" office:value-type="string">
            <text:p>Bose-Einstein formula = (EXP(-1eV/kT) - 1)^-1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nux Libertine G" svg:font-family="'Linux Libertine G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0cm" fo:margin-top="0cm" fo:margin-bottom="0cm" fo:margin-left="0cm" fo:margin-right="0cm" style:shadow="none" fo:background-color="transparent" style:scale-to="175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09:27:46.07</meta:creation-date>
    <dc:date>2014-02-21T10:25:13.82</dc:date>
    <meta:editing-duration>PT8M19S</meta:editing-duration>
    <meta:editing-cycles>1</meta:editing-cycles>
    <meta:document-statistic meta:table-count="3" meta:cell-count="306" meta:object-count="1"/>
    <meta:generator>LibreOffice/3.5$Windows_x86 LibreOffice_project/281b639-6baa1d3-ef66a77-d866f25-f36d45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1000" chart:reverse-direction="false" text:line-break="false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Linux Biolinum G'" style:font-style-name="Regular" fo:font-size="13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aximum="0.12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Linux Biolinum G'" style:font-style-name="Regular" fo:font-size="13pt" style:font-size-asian="9pt" style:font-size-complex="9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3:Sheet1.A102 Sheet1.B2:Sheet1.B2 Sheet1.C3:Sheet1.C102" chart:data-source-has-labels="row" svg:x="1.55cm" svg:y="0.855cm" svg:width="13.81cm" svg:height="6.765cm">
          <chartooo:coordinate-region svg:x="2.312cm" svg:y="1.067cm" svg:width="12.676cm" svg:height="6.03cm"/>
          <chart:axis chart:dimension="x" chart:name="primary-x" chart:style-name="ch3">
            <chart:title svg:x="6.824cm" svg:y="7.801cm" chart:style-name="ch4">
              <text:p>Temperature [K]</text:p>
            </chart:title>
          </chart:axis>
          <chart:axis chart:dimension="y" chart:name="primary-y" chart:style-name="ch5">
            <chart:title svg:x="0.451cm" svg:y="6.768cm" chart:style-name="ch6">
              <text:p>Bose-Einstein Distribution</text:p>
            </chart:title>
          </chart:axis>
          <chart:series chart:style-name="ch7" chart:values-cell-range-address="Sheet1.C3:Sheet1.C102" chart:label-cell-address="Sheet1.B2:Sheet1.B2" chart:class="chart:scatter">
            <chart:domain table:cell-range-address="Sheet1.A3:Sheet1.A102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#DIV/0!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102</svg:desc>
                </draw:g>
              </table:table-cell>
              <table:table-cell office:value-type="float" office:value="0.116045200115877">
                <text:p>0.116045200115877</text:p>
                <draw:g>
                  <svg:desc>Sheet1.C3:Sheet1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580225985036265">
                <text:p>0.0580225985036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386817318176469">
                <text:p>0.0386817318176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290112986967017">
                <text:p>0.0290112986967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232090389129524">
                <text:p>0.0232090389129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93408657978011">
                <text:p>0.0193408657978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165778848426612">
                <text:p>0.0165778848426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145056491263063">
                <text:p>0.0145056491263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128939103838377">
                <text:p>0.0128939103838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116045193454539">
                <text:p>0.0116045193454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105495632229946">
                <text:p>0.0105495632229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967043289890057">
                <text:p>0.00967043289890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892655327433545">
                <text:p>0.00892655327433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82889424213306">
                <text:p>0.0082889424213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773634623030262">
                <text:p>0.007736346230302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725282456315313">
                <text:p>0.00725282456315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682618783720557">
                <text:p>0.00682618783720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644695519191885">
                <text:p>0.00644695519191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610764172570555">
                <text:p>0.006107641725705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580225978374926">
                <text:p>0.00580225978374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552596168823527">
                <text:p>0.00552596168823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5274781500475">
                <text:p>0.005274781500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504544317436739">
                <text:p>0.00504544317436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483521644945029">
                <text:p>0.00483521644945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464180782699941">
                <text:p>0.00464180782699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446327663716772">
                <text:p>0.00446327663716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429797020196077">
                <text:p>0.004297970201960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41444712106653">
                <text:p>0.0041444712106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400155841795424">
                <text:p>0.00400155841795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386817311515131">
                <text:p>0.003868173115151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374339337305685">
                <text:p>0.003743393373056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362641228157656">
                <text:p>0.00362641228157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351652107433154">
                <text:p>0.00351652107433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341309402962509">
                <text:p>0.003413094029625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331557692412332">
                <text:p>0.00331557692412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322347770698173">
                <text:p>0.003223477706981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313635672988255">
                <text:p>0.00313635672988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305382097387508">
                <text:p>0.00305382097387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297551783212668">
                <text:p>0.00297551783212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290112978085233">
                <text:p>0.002901129780852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283037060455626">
                <text:p>0.002830370604556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276298095513994">
                <text:p>0.002762980955139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269872546532213">
                <text:p>0.002698725465322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26373907502375">
                <text:p>0.0026373907502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257878207676754">
                <text:p>0.002578782076767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25227215871837">
                <text:p>0.00252272158718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246904674483517">
                <text:p>0.00246904674483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241760833574745">
                <text:p>0.00241760833574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236826935839929">
                <text:p>0.002368269358399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232090391349971">
                <text:p>0.00232090391349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00227539609376493">
                <text:p>0.002275396093764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00223163842960616">
                <text:p>0.00223163842960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00218953211117423">
                <text:p>0.002189532111174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00214898521200269">
                <text:p>0.002148985212002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00210991268900784">
                <text:p>0.002109912689007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00207223571635495">
                <text:p>0.00207223571635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00203588057523518">
                <text:p>0.002035880575235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00200077931999942">
                <text:p>0.002000779319999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00196686777975685">
                <text:p>0.001966867779756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0193408666859796">
                <text:p>0.001934086668597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0019023802533269">
                <text:p>0.00190238025332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00187169679755073">
                <text:p>0.001871696797550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00184198722941176">
                <text:p>0.001841987229411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00181320625181058">
                <text:p>0.00181320625181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00178531078809385">
                <text:p>0.00178531078809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00175826064818807">
                <text:p>0.001758260648188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0017320178624658">
                <text:p>0.0017320178624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00170654712583485">
                <text:p>0.001706547125834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00168181446547067">
                <text:p>0.001681814465470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0165778857308396">
                <text:p>0.00165778857308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00163443947265307">
                <text:p>0.001634439472653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00161173874246856">
                <text:p>0.00161173874246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00158966018126705">
                <text:p>0.001589660181267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00156817825391897">
                <text:p>0.001568178253918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0015472692016516">
                <text:p>0.00154726920165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00152691059795984">
                <text:p>0.001526910597959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0015070804604278">
                <text:p>0.00150708046042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00148775902708564">
                <text:p>0.00148775902708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00146892653596353">
                <text:p>0.00146892653596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00145056500144847">
                <text:p>0.00145056500144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00143265665997205">
                <text:p>0.001432656659972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00141518530227813">
                <text:p>0.001415185302278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00139813494115515">
                <text:p>0.00139813494115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00138149047756997">
                <text:p>0.00138149047756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00136523770066788">
                <text:p>0.001365237700667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00134936284368337">
                <text:p>0.001349362843683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00133385280598475">
                <text:p>0.00133385280598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00131869537511875">
                <text:p>0.001318695375118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00130387856067671">
                <text:p>0.001303878560676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00128939103838377">
                <text:p>0.001289391038383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00127522192805429">
                <text:p>0.001275221928054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00126136079359185">
                <text:p>0.001261360793591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00124779786503382">
                <text:p>0.001247797865033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00123452337241758">
                <text:p>0.001234523372417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00122152843395895">
                <text:p>0.00122152843395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00120880416787372">
                <text:p>0.001208804167873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00119634235851152">
                <text:p>0.00119634235851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00118413479022195">
                <text:p>0.00118413479022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00117217369144385">
                <text:p>0.001172173691443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00116045195674985">
                <text:p>0.00116045195674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